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4cm" svg:y1="29.914cm" svg:x2="20.084cm" svg:y2="35.084cm" draw:start-shape="id1" draw:start-glue-point="9" draw:end-shape="id2" draw:end-glue-point="5" svg:d="m16414 29914 3670 5170">
          <text:p/>
        </draw:connector>
        <draw:connector draw:style-name="gr2" draw:text-style-name="P1" draw:layer="layout" draw:type="line" svg:x1="14.999cm" svg:y1="30.498cm" svg:x2="19.999cm" svg:y2="41cm" draw:start-shape="id1" draw:start-glue-point="8" draw:end-shape="id3" draw:end-glue-point="4" svg:d="m14999 30498 5000 10502">
          <text:p/>
        </draw:connector>
        <draw:connector draw:style-name="gr2" draw:text-style-name="P1" draw:layer="layout" draw:type="line" svg:x1="16.414cm" svg:y1="27.084cm" svg:x2="25cm" svg:y2="25.999cm" draw:start-shape="id1" draw:start-glue-point="11" draw:end-shape="id4" draw:end-glue-point="6" svg:d="m16414 27084 8586-1085">
          <text:p/>
        </draw:connector>
        <draw:connector draw:style-name="gr2" draw:text-style-name="P1" draw:layer="layout" draw:type="line" svg:x1="16.998cm" svg:y1="28.499cm" svg:x2="20.5cm" svg:y2="30.999cm" draw:start-shape="id1" draw:start-glue-point="10" draw:end-shape="id5" draw:end-glue-point="6" svg:d="m16998 28499 3502 2500">
          <text:p/>
        </draw:connector>
        <draw:connector draw:style-name="gr2" draw:text-style-name="P1" draw:layer="layout" draw:type="line" svg:x1="14.999cm" svg:y1="26.5cm" svg:x2="20.5cm" svg:y2="21.499cm" draw:start-shape="id1" draw:start-glue-point="4" draw:end-shape="id6" draw:end-glue-point="6" svg:d="m14999 26500 5501-5001">
          <text:p/>
        </draw:connector>
        <draw:connector draw:style-name="gr2" draw:text-style-name="P1" draw:layer="layout" draw:type="line" svg:x1="23.914cm" svg:y1="22.914cm" svg:x2="25.584cm" svg:y2="24.584cm" draw:start-shape="id6" draw:start-glue-point="9" draw:end-shape="id4" draw:end-glue-point="5" svg:d="m23914 22914 1670 1670">
          <text:p/>
        </draw:connector>
        <draw:connector draw:style-name="gr2" draw:text-style-name="P1" draw:layer="layout" draw:type="line" svg:x1="23.914cm" svg:y1="29.584cm" svg:x2="25.584cm" svg:y2="27.414cm" draw:start-shape="id5" draw:start-glue-point="11" draw:end-shape="id4" draw:end-glue-point="7" svg:d="m23914 29584 1670-2170">
          <text:p/>
        </draw:connector>
        <draw:connector draw:style-name="gr2" draw:text-style-name="P1" draw:layer="layout" draw:type="line" svg:x1="28.414cm" svg:y1="24.584cm" svg:x2="33cm" svg:y2="21.999cm" draw:start-shape="id4" draw:start-glue-point="11" draw:end-shape="id7" draw:end-glue-point="6" svg:d="m28414 24584 4586-2585">
          <text:p/>
        </draw:connector>
        <draw:custom-shape draw:style-name="gr1" draw:text-style-name="P1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8.998cm" svg:y1="25.999cm" svg:x2="32.084cm" svg:y2="26.084cm" draw:start-shape="id4" draw:start-glue-point="10" draw:end-shape="id8" draw:end-glue-point="5" svg:d="m28998 25999 3086 85">
          <text:p/>
        </draw:connector>
        <draw:connector draw:style-name="gr2" draw:text-style-name="P1" draw:layer="layout" draw:type="line" svg:x1="28.414cm" svg:y1="27.414cm" svg:x2="30.084cm" svg:y2="30.584cm" draw:start-shape="id4" draw:start-glue-point="9" draw:end-shape="id9" draw:end-glue-point="5" svg:d="m28414 27414 1670 3170">
          <text:p/>
        </draw:connector>
        <draw:connector draw:style-name="gr2" draw:text-style-name="P1" draw:layer="layout" draw:type="line" svg:x1="26.999cm" svg:y1="27.998cm" svg:x2="28cm" svg:y2="36cm" draw:start-shape="id4" draw:start-glue-point="8" draw:end-shape="id10" svg:d="m26999 27998 1001 8002">
          <text:p/>
        </draw:connector>
        <draw:connector draw:style-name="gr2" draw:text-style-name="P1" draw:layer="layout" draw:type="line" svg:x1="13.584cm" svg:y1="29.914cm" svg:x2="14.084cm" svg:y2="47.584cm" draw:start-shape="id1" draw:start-glue-point="7" draw:end-shape="id11" draw:end-glue-point="5" svg:d="m13584 29914 500 17670">
          <text:p/>
        </draw:connector>
        <draw:connector draw:style-name="gr2" draw:text-style-name="P1" draw:layer="layout" draw:type="line" svg:x1="28.999cm" svg:y1="57.5cm" svg:x2="29.499cm" svg:y2="55.498cm" draw:start-shape="id12" draw:start-glue-point="4" draw:end-shape="id13" draw:end-glue-point="8" svg:d="m28999 57500 500-2002">
          <text:p/>
        </draw:connector>
        <draw:connector draw:style-name="gr2" draw:text-style-name="P1" draw:layer="layout" draw:type="line" svg:x1="32.914cm" svg:y1="33.414cm" svg:x2="33.084cm" svg:y2="35.084cm" draw:start-shape="id9" draw:start-glue-point="9" draw:end-shape="id14" draw:end-glue-point="5" svg:d="m32914 33414 170 1670">
          <text:p/>
        </draw:connector>
        <draw:connector draw:style-name="gr2" draw:text-style-name="P1" draw:layer="layout" draw:type="line" svg:x1="26.499cm" svg:y1="46.498cm" svg:x2="29.499cm" svg:y2="51.5cm" draw:start-shape="id15" draw:start-glue-point="8" draw:end-shape="id13" draw:end-glue-point="4" svg:d="m26499 46498 3000 5002">
          <text:p/>
        </draw:connector>
        <draw:connector draw:style-name="gr2" draw:text-style-name="P1" draw:layer="layout" draw:type="line" svg:x1="18.584cm" svg:y1="44.414cm" svg:x2="16.914cm" svg:y2="47.584cm" draw:start-shape="id3" draw:start-glue-point="7" draw:end-shape="id11" draw:end-glue-point="11" svg:d="m18584 44414-1670 3170">
          <text:p/>
        </draw:connector>
        <draw:connector draw:style-name="gr2" draw:text-style-name="P1" draw:layer="layout" draw:type="line" svg:x1="17.498cm" svg:y1="48.999cm" svg:x2="27.5cm" svg:y2="53.499cm" draw:start-shape="id11" draw:start-glue-point="10" draw:end-shape="id13" draw:end-glue-point="6" svg:d="m17498 48999 10002 4500">
          <text:p/>
        </draw:connector>
        <draw:connector draw:style-name="gr2" draw:text-style-name="P1" draw:layer="layout" draw:type="line" svg:x1="24.5cm" svg:y1="44.499cm" svg:x2="21.998cm" svg:y2="42.999cm" draw:start-shape="id15" draw:start-glue-point="6" draw:end-shape="id3" draw:end-glue-point="10" svg:d="m24500 44499-2502-1500">
          <text:p/>
        </draw:connector>
        <draw:connector draw:style-name="gr2" draw:text-style-name="P1" draw:layer="layout" draw:type="line" svg:x1="25.084cm" svg:y1="43.084cm" svg:x2="22.914cm" svg:y2="37.914cm" draw:start-shape="id15" draw:start-glue-point="5" draw:end-shape="id2" draw:end-glue-point="9" svg:d="m25084 43084-2170-5170">
          <text:p/>
        </draw:connector>
        <draw:connector draw:style-name="gr2" draw:text-style-name="P1" draw:layer="layout" draw:type="line" svg:x1="46.084cm" svg:y1="30.414cm" svg:x2="42.914cm" svg:y2="36.084cm" draw:start-shape="id16" draw:start-glue-point="7" draw:end-shape="id17" draw:end-glue-point="11" svg:d="m46084 30414-3170 5670">
          <text:p/>
        </draw:connector>
        <draw:connector draw:style-name="gr2" draw:text-style-name="P1" draw:layer="layout" draw:type="line" svg:x1="49.5cm" svg:y1="36.999cm" svg:x2="43.498cm" svg:y2="37.499cm" draw:start-shape="id18" draw:start-glue-point="6" draw:end-shape="id17" draw:end-glue-point="10" svg:d="m49500 36999-6002 500">
          <text:p/>
        </draw:connector>
        <draw:connector draw:style-name="gr2" draw:text-style-name="P1" draw:layer="layout" draw:type="line" svg:x1="51.499cm" svg:y1="35cm" svg:x2="48.914cm" svg:y2="30.414cm" draw:start-shape="id18" draw:start-glue-point="4" draw:end-shape="id16" draw:end-glue-point="9" svg:d="m51499 35000-2585-4586">
          <text:p/>
        </draw:connector>
        <draw:custom-shape draw:style-name="gr1" draw:text-style-name="P1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4cm" svg:y1="45.914cm" svg:x2="34.498cm" svg:y2="45.999cm" draw:start-shape="id19" draw:start-glue-point="7" draw:end-shape="id20" draw:end-glue-point="10" svg:d="m36084 45914-1586 85">
          <text:p/>
        </draw:connector>
        <draw:connector draw:style-name="gr2" draw:text-style-name="P1" draw:layer="layout" draw:type="line" svg:x1="30.914cm" svg:y1="52.084cm" svg:x2="37.499cm" svg:y2="46.498cm" draw:start-shape="id13" draw:start-glue-point="11" draw:end-shape="id19" draw:end-glue-point="8" svg:d="m30914 52084 6585-5586">
          <text:p/>
        </draw:connector>
        <draw:connector draw:style-name="gr2" draw:text-style-name="P1" draw:layer="layout" draw:type="line" svg:x1="44.584cm" svg:y1="48.584cm" svg:x2="38.914cm" svg:y2="45.914cm" draw:start-shape="id21" draw:start-glue-point="5" draw:end-shape="id19" draw:end-glue-point="9" svg:d="m44584 48584-5670-2670">
          <text:p/>
        </draw:connector>
        <draw:connector draw:style-name="gr2" draw:text-style-name="P1" draw:layer="layout" draw:type="line" svg:x1="45cm" svg:y1="44.499cm" svg:x2="39.498cm" svg:y2="44.499cm" draw:start-shape="id22" draw:start-glue-point="6" draw:end-shape="id19" draw:end-glue-point="10" svg:d="m45000 44499h-5502">
          <text:p/>
        </draw:connector>
        <draw:connector draw:style-name="gr2" draw:text-style-name="P1" draw:layer="layout" draw:type="line" svg:x1="40.084cm" svg:y1="38.914cm" svg:x2="38.914cm" svg:y2="43.084cm" draw:start-shape="id17" draw:start-glue-point="7" draw:end-shape="id19" draw:end-glue-point="11" svg:d="m40084 38914-1170 4170">
          <text:p/>
        </draw:connector>
        <draw:connector draw:style-name="gr2" draw:text-style-name="P1" draw:layer="layout" draw:type="line" svg:x1="34.499cm" svg:y1="38.498cm" svg:x2="36.084cm" svg:y2="43.084cm" draw:start-shape="id14" draw:start-glue-point="8" draw:end-shape="id19" draw:end-glue-point="5" svg:d="m34499 38498 1585 4586">
          <text:p/>
        </draw:connector>
        <draw:connector draw:style-name="gr2" draw:text-style-name="P1" draw:layer="layout" draw:type="line" svg:x1="29.414cm" svg:y1="39.414cm" svg:x2="35.5cm" svg:y2="44.499cm" draw:start-shape="id10" draw:start-glue-point="9" draw:end-shape="id19" draw:end-glue-point="6" svg:d="m29414 39414 6086 5085">
          <text:p/>
        </draw:connector>
        <draw:connector draw:style-name="gr2" draw:text-style-name="P1" draw:layer="layout" draw:type="line" svg:x1="28.498cm" svg:y1="44.499cm" svg:x2="30.5cm" svg:y2="46cm" draw:start-shape="id15" draw:start-glue-point="10" draw:end-shape="id20" svg:d="m28498 44499 2002 1501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I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5.5cm" svg:height="1.5cm" svg:x="61cm" svg:y="16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13.5cm" svg:y="58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4" draw:layer="layout" svg:width="5.5cm" svg:height="1.5cm" svg:x="52.5cm" svg:y="20.5cm">
          <text:p text:style-name="P1">IO_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5.5cm" svg:height="1.5cm" svg:x="58.5cm" svg:y="20.5cm">
          <text:p text:style-name="P1">IO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6" draw:layer="layout" svg:width="5.5cm" svg:height="1.5cm" svg:x="70.5cm" svg:y="20.5cm">
          <text:p text:style-name="P1">IO_Random</text:p>
          <text:p text:style-name="P1">Access (R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7" draw:layer="layout" svg:width="5.5cm" svg:height="1.5cm" svg:x="55.5cm" svg:y="31cm">
          <text:p text:style-name="P1">IO_Read</text:p>
          <text:p text:style-name="P1">RandomAcces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8" draw:layer="layout" svg:width="5.5cm" svg:height="1.5cm" svg:x="61.5cm" svg:y="31cm">
          <text:p text:style-name="P1">IO_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0" draw:layer="layout" svg:width="5.5cm" svg:height="1.5cm" svg:x="62.5cm" svg:y="25cm">
          <text:p text:style-name="P1">IO_Read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9" draw:layer="layout" svg:width="5.5cm" svg:height="1.5cm" svg:x="67.5cm" svg:y="35.5cm">
          <text:p text:style-name="P1">IO_Read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3.75cm" svg:y1="17.5cm" svg:x2="55.25cm" svg:y2="20.5cm" draw:start-shape="id23" draw:start-glue-point="2" draw:end-shape="id24" draw:end-glue-point="0" svg:d="m63750 17500c0 2250-8500 750-8500 3000">
          <text:p/>
        </draw:connector>
        <draw:connector draw:style-name="gr2" draw:text-style-name="P1" draw:layer="layout" draw:type="curve" svg:x1="63.75cm" svg:y1="17.5cm" svg:x2="61.25cm" svg:y2="20.5cm" draw:start-shape="id23" draw:start-glue-point="2" draw:end-shape="id25" draw:end-glue-point="0" svg:d="m63750 17500c0 2250-2500 750-2500 3000">
          <text:p/>
        </draw:connector>
        <draw:connector draw:style-name="gr2" draw:text-style-name="P1" draw:layer="layout" draw:type="curve" svg:x1="63.75cm" svg:y1="17.5cm" svg:x2="73.25cm" svg:y2="20.5cm" draw:start-shape="id23" draw:start-glue-point="2" draw:end-shape="id26" draw:end-glue-point="0" svg:d="m63750 17500c0 2250 9500 750 9500 3000">
          <text:p/>
        </draw:connector>
        <draw:connector draw:style-name="gr2" draw:text-style-name="P1" draw:layer="layout" draw:type="curve" svg:x1="55.25cm" svg:y1="22cm" svg:x2="58.25cm" svg:y2="31cm" draw:start-shape="id24" draw:start-glue-point="2" draw:end-shape="id27" svg:d="m55250 22000c0 6750 3000 2250 3000 9000">
          <text:p/>
        </draw:connector>
        <draw:connector draw:style-name="gr2" draw:text-style-name="P1" draw:layer="layout" draw:type="curve" draw:line-skew="1cm" svg:x1="61.25cm" svg:y1="22cm" svg:x2="64.25cm" svg:y2="31cm" draw:start-shape="id25" draw:start-glue-point="2" draw:end-shape="id28" draw:end-glue-point="0" svg:d="m61250 22000c0 8250 3000 3750 3000 9000">
          <text:p/>
        </draw:connector>
        <draw:connector draw:style-name="gr2" draw:text-style-name="P1" draw:layer="layout" draw:type="curve" draw:line-skew="0.5cm" svg:x1="73.25cm" svg:y1="22cm" svg:x2="70.25cm" svg:y2="35.5cm" draw:start-shape="id26" draw:start-glue-point="2" draw:end-shape="id29" svg:d="m73250 22000c0 10875-3000 4125-3000 13500">
          <text:p/>
        </draw:connector>
        <draw:connector draw:style-name="gr2" draw:text-style-name="P1" draw:layer="layout" draw:type="curve" draw:line-skew="1.5cm" svg:x1="73.25cm" svg:y1="22cm" svg:x2="64.25cm" svg:y2="31cm" draw:start-shape="id26" draw:start-glue-point="2" draw:end-shape="id28" svg:d="m73250 22000c0 9000-9000 4500-9000 9000">
          <text:p/>
        </draw:connector>
        <draw:connector draw:style-name="gr2" draw:text-style-name="P1" draw:layer="layout" draw:type="curve" draw:line-skew="1cm" svg:x1="73.25cm" svg:y1="22cm" svg:x2="58.25cm" svg:y2="31cm" draw:start-shape="id26" draw:start-glue-point="2" draw:end-shape="id27" draw:end-glue-point="0" svg:d="m73250 22000c0 8250-15000 3750-15000 9000">
          <text:p/>
        </draw:connector>
        <draw:connector draw:style-name="gr2" draw:text-style-name="P1" draw:layer="layout" draw:type="curve" svg:x1="61.25cm" svg:y1="22cm" svg:x2="65.25cm" svg:y2="25cm" draw:start-shape="id25" draw:start-glue-point="2" draw:end-shape="id30" draw:end-glue-point="0" svg:d="m61250 22000c0 2250 4000 750 4000 3000">
          <text:p/>
        </draw:connector>
        <draw:connector draw:style-name="gr2" draw:text-style-name="P1" draw:layer="layout" draw:type="curve" svg:x1="55.25cm" svg:y1="22cm" svg:x2="65.25cm" svg:y2="25cm" draw:start-shape="id24" draw:start-glue-point="2" draw:end-shape="id30" draw:end-glue-point="0" svg:d="m55250 22000c0 2250 10000 750 10000 3000">
          <text:p/>
        </draw:connector>
        <draw:connector draw:style-name="gr2" draw:text-style-name="P1" draw:layer="layout" draw:type="curve" svg:x1="65.25cm" svg:y1="26.5cm" svg:x2="70.25cm" svg:y2="35.5cm" draw:start-shape="id30" draw:start-glue-point="2" draw:end-shape="id29" draw:end-glue-point="0" svg:d="m65250 26500c0 6750 5000 2250 5000 9000">
          <text:p/>
        </draw:connector>
        <draw:connector draw:style-name="gr2" draw:text-style-name="P1" draw:layer="layout" draw:type="curve" svg:x1="64.25cm" svg:y1="32.5cm" svg:x2="70.25cm" svg:y2="35.5cm" draw:start-shape="id28" draw:start-glue-point="2" draw:end-shape="id29" draw:end-glue-point="0" svg:d="m64250 32500c0 2250 6000 750 6000 3000">
          <text:p/>
        </draw:connector>
        <draw:connector draw:style-name="gr2" draw:text-style-name="P1" draw:layer="layout" draw:type="curve" svg:x1="58.25cm" svg:y1="32.5cm" svg:x2="70.25cm" svg:y2="35.5cm" draw:start-shape="id27" draw:start-glue-point="2" draw:end-shape="id29" draw:end-glue-point="0" svg:d="m58250 32500c0 2250 12000 750 12000 3000">
          <text:p/>
        </draw:connector>
        <draw:custom-shape draw:style-name="gr1" draw:text-style-name="P1" draw:id="id31" draw:layer="layout" svg:width="5.5cm" svg:height="1.5cm" svg:x="67.5cm" svg:y="39.5cm">
          <text:p text:style-name="P1">IO_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5.5cm" svg:height="1.5cm" svg:x="76cm" svg:y="35.5cm">
          <text:p text:style-name="P1">IO_Sock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70.25cm" svg:y1="37cm" svg:x2="70.25cm" svg:y2="39.5cm" draw:start-shape="id29" draw:start-glue-point="2" draw:end-shape="id31" draw:end-glue-point="0" svg:d="m70250 37000v2500">
          <text:p/>
        </draw:connector>
        <draw:connector draw:style-name="gr2" draw:text-style-name="P1" draw:layer="layout" draw:type="curve" svg:x1="65.25cm" svg:y1="26.5cm" svg:x2="78.75cm" svg:y2="35.5cm" draw:start-shape="id30" draw:start-glue-point="2" draw:end-shape="id32" draw:end-glue-point="0" svg:d="m65250 26500c0 6750 13500 2250 13500 9000">
          <text:p/>
        </draw:connector>
        <draw:custom-shape draw:style-name="gr1" draw:text-style-name="P1" draw:layer="layout" svg:width="5.5cm" svg:height="1.5cm" svg:x="58.5cm" svg:y="39.5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3" draw:layer="layout" svg:width="5.5cm" svg:height="1.5cm" svg:x="7.5cm" svg:y="98.5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5" draw:layer="layout" svg:width="5.5cm" svg:height="1.5cm" svg:x="4.5cm" svg:y="102.5cm">
          <text:p text:style-name="P1">Keyboard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4" draw:layer="layout" svg:width="5.5cm" svg:height="1.5cm" svg:x="10.5cm" svg:y="102.5cm">
          <text:p text:style-name="P1">MouseInp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0.25cm" svg:y1="100cm" svg:x2="13.25cm" svg:y2="102.5cm" draw:start-shape="id33" draw:start-glue-point="2" draw:end-shape="id34" draw:end-glue-point="0" svg:d="m10250 100000c0 1875 3000 625 3000 2500">
          <text:p/>
        </draw:connector>
        <draw:connector draw:style-name="gr2" draw:text-style-name="P1" draw:layer="layout" draw:type="curve" svg:x1="10.25cm" svg:y1="100cm" svg:x2="7.25cm" svg:y2="102.5cm" draw:start-shape="id33" draw:start-glue-point="2" draw:end-shape="id35" draw:end-glue-point="0" svg:d="m10250 100000c0 1875-3000 625-3000 2500">
          <text:p/>
        </draw:connector>
        <draw:custom-shape draw:style-name="gr1" draw:text-style-name="P1" draw:id="id36" draw:layer="layout" svg:width="5.5cm" svg:height="1.5cm" svg:x="22cm" svg:y="77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7" draw:layer="layout" svg:width="5.5cm" svg:height="1.5cm" svg:x="6.5cm" svg:y="83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9.25cm" svg:y2="83cm" draw:start-shape="id36" draw:start-glue-point="2" draw:end-shape="id37" svg:d="m24750 78500c0 3375-15500 1125-15500 4500">
          <text:p/>
        </draw:connector>
        <draw:custom-shape draw:style-name="gr1" draw:text-style-name="P1" draw:id="id38" draw:layer="layout" svg:width="5.5cm" svg:height="1.5cm" svg:x="13cm" svg:y="107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1" draw:layer="layout" svg:width="5.5cm" svg:height="1.5cm" svg:x="7cm" svg:y="111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0" draw:layer="layout" svg:width="5.5cm" svg:height="1.5cm" svg:x="13cm" svg:y="111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9" draw:layer="layout" svg:width="5.5cm" svg:height="1.5cm" svg:x="19cm" svg:y="111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5.75cm" svg:y1="108.5cm" svg:x2="21.75cm" svg:y2="111cm" draw:start-shape="id38" draw:start-glue-point="2" draw:end-shape="id39" draw:end-glue-point="0" svg:d="m15750 108500c0 1875 6000 625 6000 2500">
          <text:p/>
        </draw:connector>
        <draw:connector draw:style-name="gr2" draw:text-style-name="P1" draw:layer="layout" draw:type="curve" svg:x1="15.75cm" svg:y1="108.5cm" svg:x2="15.75cm" svg:y2="111cm" draw:start-shape="id38" draw:start-glue-point="2" draw:end-shape="id40" draw:end-glue-point="0" svg:d="m15750 108500v2500">
          <text:p/>
        </draw:connector>
        <draw:connector draw:style-name="gr2" draw:text-style-name="P1" draw:layer="layout" draw:type="curve" svg:x1="15.75cm" svg:y1="108.5cm" svg:x2="9.75cm" svg:y2="111cm" draw:start-shape="id38" draw:start-glue-point="2" draw:end-shape="id41" draw:end-glue-point="0" svg:d="m15750 108500c0 1875-6000 625-6000 2500">
          <text:p/>
        </draw:connector>
        <draw:custom-shape draw:style-name="gr1" draw:text-style-name="P1" draw:id="id42" draw:layer="layout" svg:width="5.5cm" svg:height="1.5cm" svg:x="9.5cm" svg:y="87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12.25cm" svg:y2="87cm" draw:start-shape="id36" draw:start-glue-point="2" draw:end-shape="id42" svg:d="m24750 78500c0 6375-12500 2125-12500 8500">
          <text:p/>
        </draw:connector>
        <draw:custom-shape draw:style-name="gr1" draw:text-style-name="P1" draw:id="id43" draw:layer="layout" svg:width="5.5cm" svg:height="1.5cm" svg:x="30cm" svg:y="90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32.75cm" svg:y2="90cm" draw:start-shape="id36" draw:end-shape="id43" draw:end-glue-point="0" svg:d="m24750 78500c0 8625 8000 2875 8000 11500">
          <text:p/>
        </draw:connector>
        <draw:custom-shape draw:style-name="gr1" draw:text-style-name="P1" draw:id="id44" draw:layer="layout" svg:width="5.5cm" svg:height="1.5cm" svg:x="37cm" svg:y="83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39.75cm" svg:y2="83cm" draw:start-shape="id36" draw:start-glue-point="2" draw:end-shape="id44" draw:end-glue-point="0" svg:d="m24750 78500c0 3375 15000 1125 15000 4500">
          <text:p/>
        </draw:connector>
        <draw:custom-shape draw:style-name="gr4" draw:text-style-name="P1" draw:layer="layout" svg:width="5.5cm" svg:height="1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8cm" svg:y="55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4.5cm" svg:y="65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20cm" svg:y="54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4.5cm" svg:y="60.5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10.5cm" svg:y="49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8" draw:layer="layout" svg:width="5.5cm" svg:height="1.5cm" svg:x="17.5cm" svg:y="93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7" draw:layer="layout" svg:width="5.5cm" svg:height="1.5cm" svg:x="22cm" svg:y="90.5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6" draw:layer="layout" svg:width="5.5cm" svg:height="1.5cm" svg:x="26.5cm" svg:y="93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5" draw:layer="layout" svg:width="5.5cm" svg:height="1.5cm" svg:x="34cm" svg:y="87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9" draw:layer="layout" svg:width="5.5cm" svg:height="1.5cm" svg:x="13.5cm" svg:y="90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36.75cm" svg:y2="87cm" draw:start-shape="id36" draw:start-glue-point="2" draw:end-shape="id45" draw:end-glue-point="0" svg:d="m24750 78500c0 6375 12000 2125 12000 8500">
          <text:p/>
        </draw:connector>
        <draw:connector draw:style-name="gr2" draw:text-style-name="P1" draw:layer="layout" draw:type="curve" svg:x1="24.75cm" svg:y1="78.5cm" svg:x2="29.25cm" svg:y2="93cm" draw:start-shape="id36" draw:start-glue-point="2" draw:end-shape="id46" draw:end-glue-point="0" svg:d="m24750 78500c0 10875 4500 3625 4500 14500">
          <text:p/>
        </draw:connector>
        <draw:connector draw:style-name="gr2" draw:text-style-name="P1" draw:layer="layout" draw:type="curve" svg:x1="24.75cm" svg:y1="78.5cm" svg:x2="24.75cm" svg:y2="90.5cm" draw:start-shape="id36" draw:start-glue-point="2" draw:end-shape="id47" draw:end-glue-point="0" svg:d="m24750 78500v12000">
          <text:p/>
        </draw:connector>
        <draw:connector draw:style-name="gr2" draw:text-style-name="P1" draw:layer="layout" draw:type="curve" svg:x1="24.75cm" svg:y1="78.5cm" svg:x2="20.25cm" svg:y2="93cm" draw:start-shape="id36" draw:start-glue-point="2" draw:end-shape="id48" draw:end-glue-point="0" svg:d="m24750 78500c0 10875-4500 3625-4500 14500">
          <text:p/>
        </draw:connector>
        <draw:connector draw:style-name="gr2" draw:text-style-name="P1" draw:layer="layout" draw:type="curve" svg:x1="24.75cm" svg:y1="78.5cm" svg:x2="16.25cm" svg:y2="90cm" draw:start-shape="id36" draw:start-glue-point="2" draw:end-shape="id49" svg:d="m24750 78500c0 8625-8500 2875-8500 11500">
          <text:p/>
        </draw:connector>
        <draw:custom-shape draw:style-name="gr1" draw:text-style-name="P1" draw:id="id51" draw:layer="layout" svg:width="5.5cm" svg:height="1.5cm" svg:x="15.5cm" svg:y="33cm">
          <text:p text:style-name="P1">ClassObjec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50" draw:layer="layout" svg:width="5.5cm" svg:height="1.5cm" svg:x="22.5cm" svg:y="27.5cm">
          <text:p text:style-name="P1">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5.25cm" svg:y1="29cm" svg:x2="18.25cm" svg:y2="33cm" draw:start-shape="id50" draw:start-glue-point="2" draw:end-shape="id51" draw:end-glue-point="0" svg:d="m25250 29000c0 3000-7000 1000-7000 4000">
          <text:p/>
        </draw:connector>
        <draw:custom-shape draw:style-name="gr1" draw:text-style-name="P1" draw:id="id52" draw:layer="layout" svg:width="5.5cm" svg:height="1.5cm" svg:x="61cm" svg:y="48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29cm" svg:y="101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35.5cm" svg:y="101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0" draw:layer="layout" svg:width="5.5cm" svg:height="1.5cm" svg:x="51.5cm" svg:y="102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3" draw:layer="layout" svg:width="5.5cm" svg:height="1.5cm" svg:x="42.5cm" svg:y="58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4" draw:layer="layout" svg:width="5.5cm" svg:height="1.5cm" svg:x="54cm" svg:y="69.5cm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5" draw:layer="layout" svg:width="5.5cm" svg:height="1.5cm" svg:x="63.5cm" svg:y="60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6" draw:layer="layout" svg:width="5.5cm" svg:height="1.5cm" svg:x="72cm" svg:y="58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57" draw:layer="layout" svg:width="5.5cm" svg:height="1.5cm" svg:x="76.5cm" svg:y="54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9" draw:layer="layout" svg:width="5.5cm" svg:height="1.5cm" svg:x="53cm" svg:y="58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id="id58" draw:layer="layout" svg:width="5.5cm" svg:height="1.5cm" svg:x="68.5cm" svg:y="62cm">
          <text:p text:style-name="P1">Mater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3.75cm" svg:y1="50cm" svg:x2="45.25cm" svg:y2="58cm" draw:start-shape="id52" draw:start-glue-point="2" draw:end-shape="id53" draw:end-glue-point="0" svg:d="m63750 50000c0 6000-18500 2000-18500 8000">
          <text:p/>
        </draw:connector>
        <draw:connector draw:style-name="gr2" draw:text-style-name="P1" draw:layer="layout" draw:type="curve" svg:x1="63.75cm" svg:y1="50cm" svg:x2="56.75cm" svg:y2="69.5cm" draw:start-shape="id52" draw:start-glue-point="2" draw:end-shape="id54" svg:d="m63750 50000c0 14625-7000 4875-7000 19500">
          <text:p/>
        </draw:connector>
        <draw:connector draw:style-name="gr2" draw:text-style-name="P1" draw:layer="layout" draw:type="curve" svg:x1="63.75cm" svg:y1="50cm" svg:x2="66.25cm" svg:y2="60cm" draw:start-shape="id52" draw:start-glue-point="2" draw:end-shape="id55" draw:end-glue-point="0" svg:d="m63750 50000c0 7500 2500 2500 2500 10000">
          <text:p/>
        </draw:connector>
        <draw:connector draw:style-name="gr2" draw:text-style-name="P1" draw:layer="layout" draw:type="curve" draw:line-skew="0.75cm" svg:x1="63.75cm" svg:y1="50cm" svg:x2="74.75cm" svg:y2="58.5cm" draw:start-shape="id52" draw:start-glue-point="2" draw:end-shape="id56" svg:d="m63750 50000c0 7500 11000 3250 11000 8500">
          <text:p/>
        </draw:connector>
        <draw:connector draw:style-name="gr2" draw:text-style-name="P1" draw:layer="layout" draw:type="curve" svg:x1="63.75cm" svg:y1="50cm" svg:x2="79.25cm" svg:y2="54.5cm" draw:start-shape="id52" draw:start-glue-point="2" draw:end-shape="id57" draw:end-glue-point="0" svg:d="m63750 50000c0 3375 15500 1125 15500 4500">
          <text:p/>
        </draw:connector>
        <draw:connector draw:style-name="gr2" draw:text-style-name="P1" draw:layer="layout" draw:type="curve" draw:line-skew="-0.937cm" svg:x1="63.75cm" svg:y1="50cm" svg:x2="71.25cm" svg:y2="62cm" draw:start-shape="id52" draw:start-glue-point="2" draw:end-shape="id58" draw:end-glue-point="0" svg:d="m63750 50000c0 7594 7500 1595 7500 12000">
          <text:p/>
        </draw:connector>
        <draw:connector draw:style-name="gr2" draw:text-style-name="P1" draw:layer="layout" draw:type="curve" svg:x1="63.75cm" svg:y1="50cm" svg:x2="55.75cm" svg:y2="58cm" draw:start-shape="id52" draw:start-glue-point="2" draw:end-shape="id59" draw:end-glue-point="0" svg:d="m63750 50000c0 6000-8000 2000-8000 8000">
          <text:p/>
        </draw:connector>
        <draw:custom-shape draw:style-name="gr1" draw:text-style-name="P1" draw:id="id63" draw:layer="layout" svg:width="5.5cm" svg:height="1.5cm" svg:x="32cm" svg:y="111.5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2" draw:layer="layout" svg:width="5.5cm" svg:height="1.5cm" svg:x="38.5cm" svg:y="111.5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1" draw:layer="layout" svg:width="5.5cm" svg:height="1.5cm" svg:x="45cm" svg:y="111.5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4" draw:layer="layout" svg:width="5.5cm" svg:height="1.5cm" svg:x="51.5cm" svg:y="111.5cm">
          <text:p text:style-name="P1">Material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4.25cm" svg:y1="103.5cm" svg:x2="47.75cm" svg:y2="111.5cm" draw:start-shape="id60" draw:start-glue-point="2" draw:end-shape="id61" draw:end-glue-point="0" svg:d="m54250 103500c0 6000-6500 2000-6500 8000">
          <text:p/>
        </draw:connector>
        <draw:connector draw:style-name="gr2" draw:text-style-name="P1" draw:layer="layout" draw:type="curve" svg:x1="54.25cm" svg:y1="103.5cm" svg:x2="41.25cm" svg:y2="111.5cm" draw:start-shape="id60" draw:start-glue-point="2" draw:end-shape="id62" draw:end-glue-point="0" svg:d="m54250 103500c0 6000-13000 2000-13000 8000">
          <text:p/>
        </draw:connector>
        <draw:connector draw:style-name="gr2" draw:text-style-name="P1" draw:layer="layout" draw:type="curve" svg:x1="54.25cm" svg:y1="103.5cm" svg:x2="34.75cm" svg:y2="111.5cm" draw:start-shape="id60" draw:start-glue-point="2" draw:end-shape="id63" draw:end-glue-point="0" svg:d="m54250 103500c0 6000-19500 2000-19500 8000">
          <text:p/>
        </draw:connector>
        <draw:connector draw:style-name="gr2" draw:text-style-name="P1" draw:layer="layout" draw:type="curve" svg:x1="54.25cm" svg:y1="103.5cm" svg:x2="54.25cm" svg:y2="111.5cm" draw:start-shape="id60" draw:start-glue-point="2" draw:end-shape="id64" draw:end-glue-point="0" svg:d="m54250 103500v8000">
          <text:p/>
        </draw:connector>
        <draw:custom-shape draw:style-name="gr1" draw:text-style-name="P1" draw:id="id67" draw:layer="layout" svg:width="5.5cm" svg:height="1.5cm" svg:x="59.5cm" svg:y="67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6" draw:layer="layout" svg:width="5.5cm" svg:height="1.5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5.5cm" svg:height="1.5cm" svg:x="67.5cm" svg:y="67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6.25cm" svg:y1="61.5cm" svg:x2="70.25cm" svg:y2="67cm" draw:start-shape="id55" draw:start-glue-point="2" draw:end-shape="id65" draw:end-glue-point="0" svg:d="m66250 61500c0 4125 4000 1375 4000 5500">
          <text:p/>
        </draw:connector>
        <draw:connector draw:style-name="gr2" draw:text-style-name="P1" draw:layer="layout" draw:type="curve" svg:x1="66.25cm" svg:y1="61.5cm" svg:x2="66.25cm" svg:y2="70cm" draw:start-shape="id55" draw:start-glue-point="2" draw:end-shape="id66" draw:end-glue-point="0" svg:d="m66250 61500v8500">
          <text:p/>
        </draw:connector>
        <draw:connector draw:style-name="gr2" draw:text-style-name="P1" draw:layer="layout" draw:type="curve" svg:x1="66.25cm" svg:y1="61.5cm" svg:x2="62.25cm" svg:y2="67cm" draw:start-shape="id55" draw:start-glue-point="2" draw:end-shape="id67" draw:end-glue-point="0" svg:d="m66250 61500c0 4125-4000 1375-4000 5500">
          <text:p/>
        </draw:connector>
        <draw:custom-shape draw:style-name="gr1" draw:text-style-name="P1" draw:id="id83" draw:layer="layout" svg:width="5.5cm" svg:height="1.5cm" svg:x="34cm" svg:y="58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48cm" svg:y="44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8" draw:layer="layout" svg:width="5.5cm" svg:height="1.5cm" svg:x="32cm" svg:y="114.5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34.75cm" svg:y1="113cm" svg:x2="34.75cm" svg:y2="114.5cm" draw:start-shape="id63" draw:start-glue-point="2" draw:end-shape="id68" draw:end-glue-point="0" svg:d="m34750 113000v1500">
          <text:p/>
        </draw:connector>
        <draw:custom-shape draw:style-name="gr1" draw:text-style-name="P1" draw:id="id69" draw:layer="layout" svg:width="5.5cm" svg:height="1.5cm" svg:x="76.5cm" svg:y="61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5cm" svg:x1="63.75cm" svg:y1="50cm" svg:x2="79.25cm" svg:y2="61cm" draw:start-shape="id52" draw:start-glue-point="2" draw:end-shape="id69" draw:end-glue-point="0" svg:d="m63750 50000c0 7500 15500 2000 15500 11000">
          <text:p/>
        </draw:connector>
        <draw:custom-shape draw:style-name="gr1" draw:text-style-name="P1" draw:id="id70" draw:layer="layout" svg:width="5.5cm" svg:height="1.5cm" svg:x="60.5cm" svg:y="75cm">
          <text:p text:style-name="P1">Vertex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3" draw:layer="layout" svg:width="5.5cm" svg:height="1.5cm" svg:x="47.5cm" svg:y="75cm">
          <text:p text:style-name="P1">Textur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1" draw:layer="layout" svg:width="5.5cm" svg:height="1.5cm" svg:x="51cm" svg:y="78cm">
          <text:p text:style-name="P1">Index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2" draw:layer="layout" svg:width="5.5cm" svg:height="1.5cm" svg:x="57cm" svg:y="78cm">
          <text:p text:style-name="P1">UniformBuff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125cm" svg:x1="56.75cm" svg:y1="71cm" svg:x2="63.25cm" svg:y2="75cm" draw:start-shape="id54" draw:start-glue-point="2" draw:end-shape="id70" draw:end-glue-point="0" svg:d="m56750 71000c0 3187 6500 1188 6500 4000">
          <text:p/>
        </draw:connector>
        <draw:connector draw:style-name="gr2" draw:text-style-name="P1" draw:layer="layout" draw:type="curve" svg:x1="56.75cm" svg:y1="71cm" svg:x2="53.75cm" svg:y2="78cm" draw:start-shape="id54" draw:start-glue-point="2" draw:end-shape="id71" draw:end-glue-point="0" svg:d="m56750 71000c0 5250-3000 1750-3000 7000">
          <text:p/>
        </draw:connector>
        <draw:connector draw:style-name="gr2" draw:text-style-name="P1" draw:layer="layout" draw:type="curve" svg:x1="56.75cm" svg:y1="71cm" svg:x2="59.75cm" svg:y2="78cm" draw:start-shape="id54" draw:start-glue-point="2" draw:end-shape="id72" svg:d="m56750 71000c0 5250 3000 1750 3000 7000">
          <text:p/>
        </draw:connector>
        <draw:connector draw:style-name="gr2" draw:text-style-name="P1" draw:layer="layout" draw:type="curve" draw:line-skew="0.125cm" svg:x1="56.75cm" svg:y1="71cm" svg:x2="50.25cm" svg:y2="75cm" draw:start-shape="id54" draw:start-glue-point="2" draw:end-shape="id73" draw:end-glue-point="0" svg:d="m56750 71000c0 3187-6500 1188-6500 4000">
          <text:p/>
        </draw:connector>
        <draw:custom-shape draw:style-name="gr1" draw:text-style-name="P1" draw:id="id75" draw:layer="layout" svg:width="5.5cm" svg:height="1.5cm" svg:x="42.5cm" svg:y="64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4" draw:layer="layout" svg:width="5.5cm" svg:height="1.5cm" svg:x="49.5cm" svg:y="62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6" draw:layer="layout" svg:width="5.5cm" svg:height="1.5cm" svg:x="35.5cm" svg:y="62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7" draw:layer="layout" svg:width="5.5cm" svg:height="1.5cm" svg:x="47.5cm" svg:y="66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draw:id="id78" draw:layer="layout" svg:width="5.5cm" svg:height="1.5cm" svg:x="38cm" svg:y="66.5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5.25cm" svg:y1="59.5cm" svg:x2="52.25cm" svg:y2="62cm" draw:start-shape="id53" draw:start-glue-point="2" draw:end-shape="id74" draw:end-glue-point="0" svg:d="m45250 59500c0 1875 7000 625 7000 2500">
          <text:p/>
        </draw:connector>
        <draw:connector draw:style-name="gr2" draw:text-style-name="P1" draw:layer="layout" draw:type="curve" svg:x1="45.25cm" svg:y1="59.5cm" svg:x2="45.25cm" svg:y2="64cm" draw:start-shape="id53" draw:start-glue-point="2" draw:end-shape="id75" draw:end-glue-point="0" svg:d="m45250 59500v4500">
          <text:p/>
        </draw:connector>
        <draw:connector draw:style-name="gr2" draw:text-style-name="P1" draw:layer="layout" draw:type="curve" svg:x1="45.25cm" svg:y1="59.5cm" svg:x2="38.25cm" svg:y2="62cm" draw:start-shape="id53" draw:start-glue-point="2" draw:end-shape="id76" draw:end-glue-point="0" svg:d="m45250 59500c0 1875-7000 625-7000 2500">
          <text:p/>
        </draw:connector>
        <draw:connector draw:style-name="gr2" draw:text-style-name="P1" draw:layer="layout" draw:type="curve" svg:x1="45.25cm" svg:y1="59.5cm" svg:x2="50.25cm" svg:y2="66.5cm" draw:start-shape="id53" draw:start-glue-point="2" draw:end-shape="id77" draw:end-glue-point="0" svg:d="m45250 59500c0 5250 5000 1750 5000 7000">
          <text:p/>
        </draw:connector>
        <draw:connector draw:style-name="gr2" draw:text-style-name="P1" draw:layer="layout" draw:type="curve" svg:x1="45.25cm" svg:y1="59.5cm" svg:x2="40.75cm" svg:y2="66.5cm" draw:start-shape="id53" draw:start-glue-point="2" draw:end-shape="id78" draw:end-glue-point="0" svg:d="m45250 59500c0 5250-4500 1750-4500 7000">
          <text:p/>
        </draw:connector>
        <draw:custom-shape draw:style-name="gr1" draw:text-style-name="P1" draw:layer="layout" svg:width="5.5cm" svg:height="1.5cm" svg:x="36.5cm" svg:y="41.5cm">
          <text:p text:style-name="P1">E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28cm" svg:y="41.5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16cm" svg:y="45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1" draw:layer="layout" svg:width="5.5cm" svg:height="1.5cm" svg:x="71cm" svg:y="111.5cm">
          <text:p text:style-name="P1">Progr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0" draw:layer="layout" svg:width="5.5cm" svg:height="1.5cm" svg:x="64.5cm" svg:y="111.5cm">
          <text:p text:style-name="P1">Mesh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9" draw:layer="layout" svg:width="5.5cm" svg:height="1.5cm" svg:x="58cm" svg:y="111.5cm">
          <text:p text:style-name="P1">Script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4.25cm" svg:y1="103.5cm" svg:x2="60.75cm" svg:y2="111.5cm" draw:start-shape="id60" draw:start-glue-point="2" draw:end-shape="id79" draw:end-glue-point="0" svg:d="m54250 103500c0 6000 6500 2000 6500 8000">
          <text:p/>
        </draw:connector>
        <draw:connector draw:style-name="gr2" draw:text-style-name="P1" draw:layer="layout" draw:type="curve" svg:x1="54.25cm" svg:y1="103.5cm" svg:x2="67.25cm" svg:y2="111.5cm" draw:start-shape="id60" draw:start-glue-point="2" draw:end-shape="id80" svg:d="m54250 103500c0 6000 13000 2000 13000 8000">
          <text:p/>
        </draw:connector>
        <draw:connector draw:style-name="gr2" draw:text-style-name="P1" draw:layer="layout" draw:type="curve" svg:x1="54.25cm" svg:y1="103.5cm" svg:x2="73.75cm" svg:y2="111.5cm" draw:start-shape="id60" draw:start-glue-point="2" draw:end-shape="id81" draw:end-glue-point="0" svg:d="m54250 103500c0 6000 19500 2000 19500 8000">
          <text:p/>
        </draw:connector>
        <draw:custom-shape draw:style-name="gr1" draw:text-style-name="P1" draw:layer="layout" svg:width="5.5cm" svg:height="1.5cm" svg:x="22cm" svg:y="71cm">
          <text:p text:style-name="P1">RenderOperatio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2" draw:layer="layout" svg:width="5.5cm" svg:height="1.5cm" svg:x="38.5cm" svg:y="52cm">
          <text:p text:style-name="P1">RenderTarg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25cm" svg:y1="53.5cm" svg:x2="45.25cm" svg:y2="58cm" draw:start-shape="id82" draw:start-glue-point="2" draw:end-shape="id53" draw:end-glue-point="0" svg:d="m41250 53500c0 3375 4000 1125 4000 4500">
          <text:p/>
        </draw:connector>
        <draw:connector draw:style-name="gr2" draw:text-style-name="P1" draw:layer="layout" draw:type="curve" svg:x1="41.25cm" svg:y1="53.5cm" svg:x2="36.75cm" svg:y2="58cm" draw:start-shape="id82" draw:start-glue-point="2" draw:end-shape="id83" svg:d="m41250 53500c0 3375-4500 1125-4500 4500">
          <text:p/>
        </draw:connector>
        <draw:custom-shape draw:style-name="gr1" draw:text-style-name="P1" draw:layer="layout" svg:width="5.5cm" svg:height="1.5cm" svg:x="32cm" svg:y="35.5cm">
          <text:p text:style-name="P1">Phisics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23cm" svg:y="35.5cm">
          <text:p text:style-name="P1">Graphics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41cm" svg:y="35.5cm">
          <text:p text:style-name="P1">Transform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1" draw:text-style-name="P1" draw:id="id88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84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5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6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7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84" draw:start-glue-point="2" draw:end-shape="id85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85" draw:start-glue-point="2" draw:end-shape="id86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86" draw:start-glue-point="2" draw:end-shape="id87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87" draw:start-glue-point="2" draw:end-shape="id88" draw:end-glue-point="0" svg:d="m49250 61500v1000">
          <text:p/>
        </draw:connector>
        <draw:rect draw:style-name="gr6" draw:text-style-name="P1" draw:layer="layout" svg:width="7.5cm" svg:height="18cm" svg:x="33.5cm" svg:y="47.5cm">
          <text:p/>
        </draw:rect>
        <draw:frame draw:style-name="gr7" draw:layer="layout" svg:width="4cm" svg:height="1cm" svg:x="35.5cm" svg:y="48.5cm">
          <draw:text-box>
            <text:p>Per material</text:p>
          </draw:text-box>
        </draw:frame>
        <draw:custom-shape draw:style-name="gr1" draw:text-style-name="P1" draw:id="id92" draw:layer="layout" svg:width="5.5cm" svg:height="2cm" svg:x="34.5cm" svg:y="53.5cm">
          <text:p text:style-name="P1">Draw foreach</text:p>
          <text:p text:style-name="P1">mesh</text:p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7.5cm" svg:height="18cm" svg:x="45.5cm" svg:y="47.5cm">
          <text:p/>
        </draw:rect>
        <draw:frame draw:style-name="gr7" draw:layer="layout" svg:width="4.5cm" svg:height="1cm" svg:x="47cm" svg:y="48.5cm">
          <draw:text-box>
            <text:p>Per mesh</text:p>
          </draw:text-box>
        </draw:frame>
        <draw:rect draw:style-name="gr6" draw:text-style-name="P1" draw:id="id90" draw:layer="layout" svg:width="7.5cm" svg:height="18cm" svg:x="7cm" svg:y="47.5cm">
          <text:p/>
        </draw:rect>
        <draw:frame draw:style-name="gr7" draw:layer="layout" svg:width="4cm" svg:height="1cm" svg:x="8.5cm" svg:y="48.5cm">
          <draw:text-box>
            <text:p>Per frame</text:p>
          </draw:text-box>
        </draw:frame>
        <draw:custom-shape draw:style-name="gr1" draw:text-style-name="P1" draw:id="id89" draw:layer="layout" svg:width="10.5cm" svg:height="3cm" svg:x="5.5cm" svg:y="42.5cm">
          <text:p text:style-name="P1">draw(array&lt;Camera*&gt;&amp; cameras,</text:p>
          <text:p text:style-name="P1">array&lt;Model*&gt;&amp; models,</text:p>
          <text:p text:style-name="P1">array&lt;Material*&gt;&amp; materials,</text:p>
          <text:p text:style-name="P1">array&lt;Mesh*&gt; meshes, …)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foreach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89" draw:start-glue-point="2" draw:end-shape="id90" draw:end-glue-point="0" svg:d="m10750 45500v2000">
          <text:p/>
        </draw:connector>
        <draw:rect draw:style-name="gr6" draw:text-style-name="P1" draw:layer="layout" svg:width="7.5cm" svg:height="18cm" svg:x="20cm" svg:y="47.5cm">
          <text:p/>
        </draw:rect>
        <draw:frame draw:style-name="gr7" draw:layer="layout" svg:width="4cm" svg:height="1cm" svg:x="22cm" svg:y="48.5cm">
          <draw:text-box>
            <text:p>Per camera</text:p>
          </draw:text-box>
        </draw:frame>
        <draw:custom-shape draw:style-name="gr1" draw:text-style-name="P1" draw:id="id97" draw:layer="layout" svg:width="5.5cm" svg:height="2cm" svg:x="21cm" svg:y="62.5cm">
          <text:p text:style-name="P1">Draw foreach</text:p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93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94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5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6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1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91" draw:start-glue-point="2" draw:end-shape="id92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93" draw:start-glue-point="2" draw:end-shape="id94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94" draw:start-glue-point="2" draw:end-shape="id95" svg:d="m23750 55500v1000">
          <text:p/>
        </draw:connector>
        <draw:connector draw:style-name="gr2" draw:text-style-name="P1" draw:layer="layout" draw:type="line" svg:x1="23.75cm" svg:y1="58.5cm" svg:x2="23.75cm" svg:y2="59.5cm" draw:start-shape="id95" draw:start-glue-point="2" draw:end-shape="id96" svg:d="m23750 58500v1000">
          <text:p/>
        </draw:connector>
        <draw:connector draw:style-name="gr2" draw:text-style-name="P1" draw:layer="layout" draw:type="line" svg:x1="23.75cm" svg:y1="61.5cm" svg:x2="23.75cm" svg:y2="62.5cm" draw:start-shape="id96" draw:start-glue-point="2" draw:end-shape="id97" draw:end-glue-point="0" svg:d="m23750 61500v1000">
          <text:p/>
        </draw:connector>
        <draw:custom-shape draw:style-name="gr4" draw:text-style-name="P1" draw:id="id98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98" draw:start-glue-point="2" svg:d="m23750 45500v2000">
          <text:p/>
        </draw:connector>
        <draw:custom-shape draw:style-name="gr4" draw:text-style-name="P1" draw:id="id99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99" draw:start-glue-point="2" svg:d="m49250 45500v2000">
          <text:p/>
        </draw:connector>
        <draw:custom-shape draw:style-name="gr4" draw:text-style-name="P1" draw:id="id100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100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9T19:28:39</meta:creation-date>
    <dc:date>2011-01-22T18:25:59</dc:date>
    <meta:editing-duration>PT11H33M22S</meta:editing-duration>
    <meta:editing-cycles>108</meta:editing-cycles>
    <meta:generator>OpenOffice.org/3.2$Unix OpenOffice.org_project/320m19$Build-9505</meta:generator>
    <meta:document-statistic meta:object-count="253"/>
  </office:meta>
</office:document-meta>
</file>